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6.37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outline="tru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2b2b2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ackground-color="#b2b2b2" fo:border-left="0.06pt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text-outline="tr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text-outline="tru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18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b2b2b2" fo:border-left="none" fo:border-right="0.06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0"/>
        <table:table-column table:style-name="co9" table:number-columns-repeated="2" table:default-cell-style-name="ce10"/>
        <table:table-column table:style-name="co10" table:default-cell-style-name="ce1"/>
        <table:table-column table:style-name="co11" table:default-cell-style-name="ce10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009" table:default-cell-style-name="ce1"/>
        <table:table-row table:style-name="ro1">
          <table:table-cell/>
          <table:table-cell table:style-name="ce1" table:number-columns-repeated="2"/>
          <table:table-cell table:number-columns-repeated="4"/>
          <table:table-cell table:style-name="ce1" table:number-columns-repeated="3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Erros</text:p>
          </table:table-cell>
          <table:covered-table-cell table:number-columns-repeated="5" table:style-name="ce11"/>
          <table:covered-table-cell table:style-name="ce16"/>
          <table:covered-table-cell table:style-name="ce18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Mauricio</text:p>
          </table:table-cell>
          <table:table-cell table:style-name="ce8" office:value-type="string" calcext:value-type="string">
            <text:p>11x11(SQR)</text:p>
          </table:table-cell>
          <table:table-cell table:style-name="ce8" office:value-type="string" calcext:value-type="string">
            <text:p>11x11M</text:p>
          </table:table-cell>
          <table:table-cell table:style-name="ce8" office:value-type="string" calcext:value-type="string">
            <text:p>LCS</text:p>
          </table:table-cell>
          <table:table-cell table:style-name="ce8" office:value-type="string" calcext:value-type="string">
            <text:p>LCS + 11x11M</text:p>
          </table:table-cell>
          <table:table-cell table:style-name="ce17" office:value-type="string" calcext:value-type="string">
            <text:p>LCS + JDM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test1</text:p>
          </table:table-cell>
          <table:table-cell table:style-name="ce9" office:value-type="float" office:value="58.73867" calcext:value-type="float">
            <text:p>58,73867</text:p>
          </table:table-cell>
          <table:table-cell table:style-name="ce9" office:value-type="float" office:value="15.403" calcext:value-type="float">
            <text:p>15,403</text:p>
          </table:table-cell>
          <table:table-cell table:style-name="ce9" office:value-type="float" office:value="14.0569" calcext:value-type="float">
            <text:p>14,0569</text:p>
          </table:table-cell>
          <table:table-cell table:style-name="ce9" office:value-type="float" office:value="26.1353" calcext:value-type="float">
            <text:p>26,1353</text:p>
          </table:table-cell>
          <table:table-cell table:style-name="ce9" office:value-type="float" office:value="11.4454" calcext:value-type="float">
            <text:p>11,4454</text:p>
          </table:table-cell>
          <table:table-cell table:style-name="ce9" office:value-type="float" office:value="11.098" calcext:value-type="float">
            <text:p>11,098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test2</text:p>
          </table:table-cell>
          <table:table-cell table:style-name="ce9" office:value-type="float" office:value="42.656518" calcext:value-type="float">
            <text:p>42,656518</text:p>
          </table:table-cell>
          <table:table-cell table:style-name="ce9" office:value-type="float" office:value="8.60027" calcext:value-type="float">
            <text:p>8,60027</text:p>
          </table:table-cell>
          <table:table-cell table:style-name="ce9" office:value-type="float" office:value="7.194" calcext:value-type="float">
            <text:p>7,194</text:p>
          </table:table-cell>
          <table:table-cell table:style-name="ce9" office:value-type="float" office:value="10.759" calcext:value-type="float">
            <text:p>10,759</text:p>
          </table:table-cell>
          <table:table-cell table:style-name="ce9" office:value-type="float" office:value="8.38334" calcext:value-type="float">
            <text:p>8,38334</text:p>
          </table:table-cell>
          <table:table-cell table:style-name="ce9" office:value-type="float" office:value="7.9844" calcext:value-type="float">
            <text:p>7,9844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test3</text:p>
          </table:table-cell>
          <table:table-cell table:style-name="ce9" office:value-type="float" office:value="41.295567" calcext:value-type="float">
            <text:p>41,295567</text:p>
          </table:table-cell>
          <table:table-cell table:style-name="ce9" office:value-type="float" office:value="13.2745" calcext:value-type="float">
            <text:p>13,2745</text:p>
          </table:table-cell>
          <table:table-cell table:style-name="ce9" office:value-type="float" office:value="11.9484" calcext:value-type="float">
            <text:p>11,9484</text:p>
          </table:table-cell>
          <table:table-cell table:style-name="ce9" office:value-type="float" office:value="19.8502" calcext:value-type="float">
            <text:p>19,8502</text:p>
          </table:table-cell>
          <table:table-cell table:style-name="ce9" office:value-type="float" office:value="13.8122" calcext:value-type="float">
            <text:p>13,8122</text:p>
          </table:table-cell>
          <table:table-cell table:style-name="ce9" office:value-type="float" office:value="13.719" calcext:value-type="float">
            <text:p>13,719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test4</text:p>
          </table:table-cell>
          <table:table-cell table:style-name="ce9" office:value-type="float" office:value="44.925136" calcext:value-type="float">
            <text:p>44,925136</text:p>
          </table:table-cell>
          <table:table-cell table:style-name="ce9" office:value-type="float" office:value="10.1258" calcext:value-type="float">
            <text:p>10,1258</text:p>
          </table:table-cell>
          <table:table-cell table:style-name="ce9" office:value-type="float" office:value="9.18893" calcext:value-type="float">
            <text:p>9,18893</text:p>
          </table:table-cell>
          <table:table-cell table:style-name="ce9" office:value-type="float" office:value="10.7518" calcext:value-type="float">
            <text:p>10,7518</text:p>
          </table:table-cell>
          <table:table-cell table:style-name="ce9" office:value-type="float" office:value="7.97191" calcext:value-type="float">
            <text:p>7,97191</text:p>
          </table:table-cell>
          <table:table-cell table:style-name="ce9" office:value-type="float" office:value="7.56142" calcext:value-type="float">
            <text:p>7,56142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EDIA</text:p>
          </table:table-cell>
          <table:table-cell table:style-name="ce12" table:formula="of:=AVERAGE([.C4:.C7])" office:value-type="float" office:value="46.90397275" calcext:value-type="float">
            <text:p>46,90397275</text:p>
          </table:table-cell>
          <table:table-cell table:style-name="ce12" table:formula="of:=AVERAGE([.D4:.D7])" office:value-type="float" office:value="11.8508925" calcext:value-type="float">
            <text:p>11,8508925</text:p>
          </table:table-cell>
          <table:table-cell table:style-name="ce12" table:formula="of:=AVERAGE([.E4:.E7])" office:value-type="float" office:value="10.5970575" calcext:value-type="float">
            <text:p>10,5970575</text:p>
          </table:table-cell>
          <table:table-cell table:style-name="ce12" table:formula="of:=AVERAGE([.F4:.F7])" office:value-type="float" office:value="16.874075" calcext:value-type="float">
            <text:p>16,874075</text:p>
          </table:table-cell>
          <table:table-cell table:style-name="ce12" table:formula="of:=AVERAGE([.G4:.G7])" office:value-type="float" office:value="10.4032125" calcext:value-type="float">
            <text:p>10,4032125</text:p>
          </table:table-cell>
          <table:table-cell table:style-name="ce12" table:formula="of:=AVERAGE([.H4:.H7])" office:value-type="float" office:value="10.090705" calcext:value-type="float">
            <text:p>10,090705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EDIANA</text:p>
          </table:table-cell>
          <table:table-cell table:style-name="ce12" table:formula="of:=MEDIAN([.C4:.C7])" office:value-type="float" office:value="43.790827" calcext:value-type="float">
            <text:p>43,790827</text:p>
          </table:table-cell>
          <table:table-cell table:style-name="ce12" table:formula="of:=MEDIAN([.D4:.D7])" office:value-type="float" office:value="11.70015" calcext:value-type="float">
            <text:p>11,70015</text:p>
          </table:table-cell>
          <table:table-cell table:style-name="ce12" table:formula="of:=MEDIAN([.E4:.E7])" office:value-type="float" office:value="10.568665" calcext:value-type="float">
            <text:p>10,568665</text:p>
          </table:table-cell>
          <table:table-cell table:style-name="ce12" table:formula="of:=MEDIAN([.F4:.F7])" office:value-type="float" office:value="15.3046" calcext:value-type="float">
            <text:p>15,3046</text:p>
          </table:table-cell>
          <table:table-cell table:style-name="ce12" table:formula="of:=MEDIAN([.G4:.G7])" office:value-type="float" office:value="9.91437" calcext:value-type="float">
            <text:p>9,91437</text:p>
          </table:table-cell>
          <table:table-cell table:style-name="ce12" table:formula="of:=MEDIAN([.H4:.H7])" office:value-type="float" office:value="9.5412" calcext:value-type="float">
            <text:p>9,5412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DESV. PADRÃO</text:p>
          </table:table-cell>
          <table:table-cell table:style-name="ce12" table:formula="of:=STDEV([.C4:.C7])" office:value-type="float" office:value="8.03058613037759" calcext:value-type="float">
            <text:p>8,0305861304</text:p>
          </table:table-cell>
          <table:table-cell table:style-name="ce12" table:formula="of:=STDEV([.D4:.D7])" office:value-type="float" office:value="3.06521433598995" calcext:value-type="float">
            <text:p>3,065214336</text:p>
          </table:table-cell>
          <table:table-cell table:style-name="ce12" table:formula="of:=STDEV([.E4:.E7])" office:value-type="float" office:value="3.01994812768227" calcext:value-type="float">
            <text:p>3,0199481277</text:p>
          </table:table-cell>
          <table:table-cell table:style-name="ce12" table:formula="of:=STDEV([.F4:.F7])" office:value-type="float" office:value="7.51673692385865" calcext:value-type="float">
            <text:p>7,5167369239</text:p>
          </table:table-cell>
          <table:table-cell table:style-name="ce12" table:formula="of:=STDEV([.G4:.G7])" office:value-type="float" office:value="2.75066460593769" calcext:value-type="float">
            <text:p>2,7506646059</text:p>
          </table:table-cell>
          <table:table-cell table:style-name="ce12" table:formula="of:=STDEV([.H4:.H7])" office:value-type="float" office:value="2.88750014073881" calcext:value-type="float">
            <text:p>2,8875001407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INIMO</text:p>
          </table:table-cell>
          <table:table-cell table:style-name="ce12" table:formula="of:=MIN([.C4:.C7])" office:value-type="float" office:value="41.295567" calcext:value-type="float">
            <text:p>41,295567</text:p>
          </table:table-cell>
          <table:table-cell table:style-name="ce12" table:formula="of:=MIN([.D4:.D7])" office:value-type="float" office:value="8.60027" calcext:value-type="float">
            <text:p>8,60027</text:p>
          </table:table-cell>
          <table:table-cell table:style-name="ce12" table:formula="of:=MIN([.E4:.E7])" office:value-type="float" office:value="7.194" calcext:value-type="float">
            <text:p>7,194</text:p>
          </table:table-cell>
          <table:table-cell table:style-name="ce12" table:formula="of:=MIN([.F4:.F7])" office:value-type="float" office:value="10.7518" calcext:value-type="float">
            <text:p>10,7518</text:p>
          </table:table-cell>
          <table:table-cell table:style-name="ce12" table:formula="of:=MIN([.G4:.G7])" office:value-type="float" office:value="7.97191" calcext:value-type="float">
            <text:p>7,97191</text:p>
          </table:table-cell>
          <table:table-cell table:style-name="ce12" table:formula="of:=MIN([.H4:.H7])" office:value-type="float" office:value="7.56142" calcext:value-type="float">
            <text:p>7,56142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ÁXIMO</text:p>
          </table:table-cell>
          <table:table-cell table:style-name="ce12" table:formula="of:=MAX([.C4:.C7])" office:value-type="float" office:value="58.73867" calcext:value-type="float">
            <text:p>58,73867</text:p>
          </table:table-cell>
          <table:table-cell table:style-name="ce12" table:formula="of:=MAX([.D4:.D7])" office:value-type="float" office:value="15.403" calcext:value-type="float">
            <text:p>15,403</text:p>
          </table:table-cell>
          <table:table-cell table:style-name="ce12" table:formula="of:=MAX([.E4:.E7])" office:value-type="float" office:value="14.0569" calcext:value-type="float">
            <text:p>14,0569</text:p>
          </table:table-cell>
          <table:table-cell table:style-name="ce12" table:formula="of:=MAX([.F4:.F7])" office:value-type="float" office:value="26.1353" calcext:value-type="float">
            <text:p>26,1353</text:p>
          </table:table-cell>
          <table:table-cell table:style-name="ce12" table:formula="of:=MAX([.G4:.G7])" office:value-type="float" office:value="13.8122" calcext:value-type="float">
            <text:p>13,8122</text:p>
          </table:table-cell>
          <table:table-cell table:style-name="ce12" table:formula="of:=MAX([.H4:.H7])" office:value-type="float" office:value="13.719" calcext:value-type="float">
            <text:p>13,719</text:p>
          </table:table-cell>
          <table:table-cell table:style-name="ce19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IN – MAX</text:p>
          </table:table-cell>
          <table:table-cell table:style-name="ce12" table:formula="of:=[.C12]-[.C11]" office:value-type="float" office:value="17.443103" calcext:value-type="float">
            <text:p>17,443103</text:p>
          </table:table-cell>
          <table:table-cell table:style-name="ce12" table:formula="of:=[.D12]-[.D11]" office:value-type="float" office:value="6.80273" calcext:value-type="float">
            <text:p>6,80273</text:p>
          </table:table-cell>
          <table:table-cell table:style-name="ce12" table:formula="of:=[.E12]-[.E11]" office:value-type="float" office:value="6.8629" calcext:value-type="float">
            <text:p>6,8629</text:p>
          </table:table-cell>
          <table:table-cell table:style-name="ce12" table:formula="of:=[.F12]-[.F11]" office:value-type="float" office:value="15.3835" calcext:value-type="float">
            <text:p>15,3835</text:p>
          </table:table-cell>
          <table:table-cell table:style-name="ce12" table:formula="of:=[.G12]-[.G11]" office:value-type="float" office:value="5.84029" calcext:value-type="float">
            <text:p>5,84029</text:p>
          </table:table-cell>
          <table:table-cell table:style-name="ce12" table:formula="of:=[.H12]-[.H11]" office:value-type="float" office:value="6.15758" calcext:value-type="float">
            <text:p>6,15758</text:p>
          </table:table-cell>
          <table:table-cell table:style-name="ce20"/>
          <table:table-cell table:style-name="ce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3" table:number-columns-repeated="6"/>
          <table:table-cell table:style-name="ce21"/>
          <table:table-cell table:number-columns-repeated="1015"/>
        </table:table-row>
        <table:table-row table:style-name="ro1">
          <table:table-cell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Maior Dist</text:p>
          </table:table-cell>
          <table:table-cell table:style-name="ce14" office:value-type="string" calcext:value-type="string" table:number-columns-spanned="2" table:number-rows-spanned="1">
            <text:p>Dimensão</text:p>
          </table:table-cell>
          <table:covered-table-cell table:style-name="ce7"/>
          <table:table-cell table:style-name="ce7" office:value-type="string" calcext:value-type="string">
            <text:p>Densidade</text:p>
          </table:table-cell>
          <table:table-cell/>
          <table:table-cell table:style-name="Default"/>
          <table:table-cell table:style-name="ce14" office:value-type="string" calcext:value-type="string" table:number-columns-spanned="2" table:number-rows-spanned="1">
            <text:p>Tempos</text:p>
          </table:table-cell>
          <table:covered-table-cell table:style-name="ce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W / H</text:p>
          </table:table-cell>
          <table:table-cell/>
          <table:table-cell table:style-name="Default"/>
          <table:table-cell table:style-name="ce8" office:value-type="string" calcext:value-type="string">
            <text:p>LCS</text:p>
          </table:table-cell>
          <table:table-cell table:style-name="ce8" office:value-type="string" calcext:value-type="string">
            <text:p>LCS + JDM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9" office:value-type="float" office:value="40" calcext:value-type="float">
            <text:p>40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16" calcext:value-type="float">
            <text:p>216</text:p>
          </table:table-cell>
          <table:table-cell table:style-name="ce9" table:formula="of:=[.C18]/[.D18]" office:value-type="float" office:value="1.31481481481481" calcext:value-type="float">
            <text:p>1,3148148148</text:p>
          </table:table-cell>
          <table:table-cell/>
          <table:table-cell table:style-name="Default"/>
          <table:table-cell table:style-name="ce9" office:value-type="float" office:value="1.94118" calcext:value-type="float">
            <text:p>1,94118</text:p>
          </table:table-cell>
          <table:table-cell table:style-name="ce9" office:value-type="float" office:value="44.2288" calcext:value-type="float">
            <text:p>44,2288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9" office:value-type="float" office:value="30" calcext:value-type="float">
            <text:p>30</text:p>
          </table:table-cell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380" calcext:value-type="float">
            <text:p>380</text:p>
          </table:table-cell>
          <table:table-cell table:style-name="ce9" table:formula="of:=[.C19]/[.D19]" office:value-type="float" office:value="1.14210526315789" calcext:value-type="float">
            <text:p>1,1421052632</text:p>
          </table:table-cell>
          <table:table-cell/>
          <table:table-cell table:style-name="Default"/>
          <table:table-cell table:style-name="ce9" office:value-type="float" office:value="0.496123" calcext:value-type="float">
            <text:p>0,496123</text:p>
          </table:table-cell>
          <table:table-cell table:style-name="ce9" office:value-type="float" office:value="92.8813" calcext:value-type="float">
            <text:p>92,8813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9" office:value-type="float" office:value="45" calcext:value-type="float">
            <text:p>45</text:p>
          </table:table-cell>
          <table:table-cell table:style-name="ce9" office:value-type="float" office:value="384" calcext:value-type="float">
            <text:p>384</text:p>
          </table:table-cell>
          <table:table-cell table:style-name="ce9" office:value-type="float" office:value="288" calcext:value-type="float">
            <text:p>288</text:p>
          </table:table-cell>
          <table:table-cell table:style-name="ce9" table:formula="of:=[.C20]/[.D20]" office:value-type="float" office:value="1.33333333333333" calcext:value-type="float">
            <text:p>1,3333333333</text:p>
          </table:table-cell>
          <table:table-cell/>
          <table:table-cell table:style-name="Default"/>
          <table:table-cell table:style-name="ce9" office:value-type="float" office:value="1.13101" calcext:value-type="float">
            <text:p>1,13101</text:p>
          </table:table-cell>
          <table:table-cell table:style-name="ce9" office:value-type="float" office:value="39.7112" calcext:value-type="float">
            <text:p>39,7112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383" calcext:value-type="float">
            <text:p>383</text:p>
          </table:table-cell>
          <table:table-cell table:style-name="ce9" table:formula="of:=[.C21]/[.D21]" office:value-type="float" office:value="1.1331592689295" calcext:value-type="float">
            <text:p>1,1331592689</text:p>
          </table:table-cell>
          <table:table-cell/>
          <table:table-cell table:style-name="Default"/>
          <table:table-cell table:style-name="ce9" office:value-type="float" office:value="1.90649" calcext:value-type="float">
            <text:p>1,90649</text:p>
          </table:table-cell>
          <table:table-cell table:style-name="ce9" office:value-type="float" office:value="73.2792" calcext:value-type="float">
            <text:p>73,2792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Janela Dinamica (Manhatan)</text:p>
          </table:table-cell>
          <table:table-cell table:style-name="ce15" office:value-type="string" calcext:value-type="string">
            <text:p>JDM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11x11(Manhatan)</text:p>
          </table:table-cell>
          <table:table-cell table:style-name="ce15" office:value-type="string" calcext:value-type="string">
            <text:p>11x11M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2:21:33.670110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21:02:33.929138143</meta:creation-date>
    <dc:date>2015-04-29T14:02:44.427811473</dc:date>
    <meta:editing-duration>PT2H52M32S</meta:editing-duration>
    <meta:editing-cycles>23</meta:editing-cycles>
    <meta:generator>LibreOffice/4.2.8.2$Linux_X86_64 LibreOffice_project/420m0$Build-2</meta:generator>
    <meta:document-statistic meta:table-count="1" meta:cell-count="114" meta:object-count="0"/>
  </office:meta>
</office:document-meta>
</file>